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3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2pt" fo:language="en" fo:country="US"/>
    </style:style>
    <style:style style:name="P4" style:parent-style-name="Normal" style:family="paragraph">
      <style:text-properties style:font-name="Arial" style:font-name-complex="Arial" fo:font-weight="bold" style:font-weight-asian="bold" fo:font-size="12pt" style:font-size-asian="12pt" style:font-size-complex="11.5pt" fo:background-color="#FFFFFF"/>
    </style:style>
    <style:style style:name="T5" style:parent-style-name="Fuentedepárrafopredeter." style:family="text">
      <style:text-properties style:font-name="Arial" style:font-name-complex="Arial" fo:font-size="16pt" style:font-size-asian="16pt" style:font-size-complex="12pt" fo:language="en" fo:country="US"/>
    </style:style>
    <style:style style:name="T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" style:parent-style-name="Fuentedepárrafopredeter." style:family="text">
      <style:text-properties style:font-name="Arial" style:font-name-complex="Arial" fo:font-weight="bold" style:font-weight-asian="bold" fo:font-size="11.5pt" style:font-size-asian="11.5pt" style:font-size-complex="11.5pt" fo:background-color="#FFFFFF"/>
    </style:style>
    <style:style style:name="T11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12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 fo:background-color="#FFFFFF"/>
    </style:style>
    <style:style style:name="P13" style:parent-style-name="Normal" style:family="paragraph">
      <style:paragraph-properties fo:text-indent="0.4916in"/>
    </style:style>
    <style:style style:name="T14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T1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11.5pt" style:font-size-asian="11.5pt" style:font-size-complex="11.5pt" fo:background-color="#FFFFFF"/>
    </style:style>
    <style:style style:name="T18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19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P20" style:parent-style-name="Normal" style:family="paragraph">
      <style:paragraph-properties fo:text-indent="0.4916in"/>
    </style:style>
    <style:style style:name="T21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T2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4" style:parent-style-name="Textoennegrita" style:family="text">
      <style:text-properties style:font-name="Arial" style:font-name-complex="Arial" style:font-weight-complex="normal" fo:font-size="12pt" style:font-size-asian="12pt" style:font-size-complex="12pt"/>
    </style:style>
    <style:style style:name="T25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T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9" style:parent-style-name="Textoennegrita" style:family="text">
      <style:text-properties style:font-name="Arial" style:font-name-complex="Arial" style:font-weight-complex="normal" fo:font-size="12pt" style:font-size-asian="12pt" style:font-size-complex="12pt"/>
    </style:style>
    <style:style style:name="T30" style:parent-style-name="Fuentedepárrafopredeter." style:family="text">
      <style:text-properties style:font-name="Arial" style:font-name-complex="Arial" fo:font-size="12pt" style:font-size-asian="12pt" style:font-size-complex="12pt" fo:background-color="#FFFFFF"/>
    </style:style>
    <style:style style:name="P31" style:parent-style-name="Normal" style:family="paragraph">
      <style:text-properties style:font-name="Arial" style:font-name-complex="Arial" fo:font-weight="bold" style:font-weight-asian="bold" fo:font-size="14pt" style:font-size-asian="14pt" style:font-size-complex="12pt" fo:background-color="#FFFFFF"/>
    </style:style>
    <style:style style:name="T32" style:parent-style-name="Textoennegrita" style:family="text">
      <style:text-properties style:font-name="Arial" style:font-name-complex="Arial" style:font-weight-complex="normal" fo:font-size="14pt" style:font-size-asian="14pt" style:font-size-complex="12pt"/>
    </style:style>
    <style:style style:name="T33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34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35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36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37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38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39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T40" style:parent-style-name="Textoennegrita" style:family="text">
      <style:text-properties style:font-name="Arial" style:font-name-complex="Arial" style:font-weight-complex="normal" fo:font-size="14pt" style:font-size-asian="14pt" style:font-size-complex="12pt"/>
    </style:style>
    <style:style style:name="T41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1.5pt"/>
    </style:style>
    <style:style style:name="T42" style:parent-style-name="Fuentedepárrafopredeter." style:family="text">
      <style:text-properties style:font-name="Arial" style:font-name-complex="Arial" fo:font-size="12pt" style:font-size-asian="12pt" style:font-size-complex="11.5pt" fo:background-color="#FFFFFF"/>
    </style:style>
    <style:style style:name="T43" style:parent-style-name="Fuentedepárrafopredeter." style:family="text">
      <style:text-properties style:font-name="Arial" style:font-name-complex="Arial" fo:font-size="12pt" style:font-size-asian="12pt" style:font-size-complex="11.5pt"/>
    </style:style>
    <style:style style:name="T44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1.5pt"/>
    </style:style>
    <style:style style:name="T45" style:parent-style-name="Fuentedepárrafopredeter." style:family="text">
      <style:text-properties style:font-name="Arial" style:font-name-complex="Arial" fo:font-size="12pt" style:font-size-asian="12pt" style:font-size-complex="11.5pt" fo:background-color="#FFFFFF"/>
    </style:style>
    <style:style style:name="T46" style:parent-style-name="Fuentedepárrafopredeter." style:family="text">
      <style:text-properties style:font-name="Arial" style:font-name-complex="Arial" fo:font-size="12pt" style:font-size-asian="12pt" style:font-size-complex="11.5pt"/>
    </style:style>
    <style:style style:name="T47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1.5pt"/>
    </style:style>
    <style:style style:name="T48" style:parent-style-name="Fuentedepárrafopredeter." style:family="text">
      <style:text-properties style:font-name="Arial" style:font-name-complex="Arial" fo:font-size="12pt" style:font-size-asian="12pt" style:font-size-complex="11.5pt" fo:background-color="#FFFFFF"/>
    </style:style>
    <style:style style:name="T49" style:parent-style-name="Fuentedepárrafopredeter." style:family="text">
      <style:text-properties style:font-name="Arial" style:font-name-complex="Arial" fo:font-size="12pt" style:font-size-asian="12pt" style:font-size-complex="11.5pt"/>
    </style:style>
    <style:style style:name="T50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1.5pt"/>
    </style:style>
    <style:style style:name="T51" style:parent-style-name="Fuentedepárrafopredeter." style:family="text">
      <style:text-properties style:font-name="Arial" style:font-name-complex="Arial" fo:font-size="12pt" style:font-size-asian="12pt" style:font-size-complex="11.5pt"/>
    </style:style>
    <style:style style:name="T52" style:parent-style-name="Fuentedepárrafopredeter." style:family="text">
      <style:text-properties style:font-name="Arial" style:font-name-complex="Arial" fo:font-size="12pt" style:font-size-asian="12pt" style:font-size-complex="11.5pt"/>
    </style:style>
    <style:style style:name="T53" style:parent-style-name="Textoennegrita" style:family="text">
      <style:text-properties style:font-name="Arial" style:font-name-complex="Arial" fo:font-weight="normal" style:font-weight-asian="normal" style:font-weight-complex="normal" fo:font-size="12pt" style:font-size-asian="12pt" style:font-size-complex="11.5pt"/>
    </style:style>
  </office:automatic-styles>
  <office:body>
    <office:text text:use-soft-page-breaks="true">
      <text:p text:style-name="P1"><text:span text:style-name="T2">Ejercicio</text:span><text:span text:style-name="T3"><text:s/>2</text:span></text:p>
      <text:p text:style-name="P4">Revisa el contenido de la tabla materiales y determina si existe alguna inconsistencia en el contenido de la tabla. ¿Cuál es? ¿A qué se debe? </text:p>
      <text:p text:style-name="Normal"><text:span text:style-name="T5"><text:tab/></text:span><text:span text:style-name="T6">Hay dos elementos en la tabla materiales con la misma clave</text:span><text:span text:style-name="T7">, esto debido a que aún no existe una llave primaria para asegurar<text:s/></text:span><text:span text:style-name="T8">au</text:span><text:span text:style-name="T9">tenticidad.</text:span></text:p>
      <text:p text:style-name="Normal"><text:span text:style-name="T10">ALTER TABLE Materiales add constraint llaveMateriales PRIMARY KEY (Clave) <text:s/></text:span><text:span text:style-name="T11">¿Qué ocurrió?</text:span><text:span text:style-name="T12"> </text:span></text:p>
      <text:p text:style-name="P13"><text:span text:style-name="T14">Se declaro a “Clave” como llave primaria de la tabla Materiales.</text:span><text:span text:style-name="T15"><text:line-break/></text:span><text:span text:style-name="T16"><text:line-break/></text:span><text:span text:style-name="T17">sp_helpconstraint materiales<text:s/></text:span><text:span text:style-name="T18">¿Qué información muestra esta consulta?</text:span><text:span text:style-name="T19"> </text:span></text:p>
      <text:p text:style-name="P20"><text:span text:style-name="T21">Características de la tabla, como sus llaves primarias<text:s/></text:span><text:span text:style-name="T22"><text:line-break/></text:span><text:span text:style-name="T23"><text:line-break/></text:span><text:span text:style-name="T24">¿Qué sentencias utilizaste para definir las llaves primarias?</text:span><text:span text:style-name="T25"> </text:span><text:span text:style-name="T26"><text:line-break/></text:span><text:span text:style-name="T27"><text:line-break/></text:span><text:span text:style-name="T28"><text:line-break/></text:span><text:span text:style-name="T29">¿Qué sentencias utilizaste para definir este constrait?</text:span><text:span text:style-name="T30"> </text:span></text:p>
      <text:p text:style-name="P31"/>
      <text:p text:style-name="Normal"><text:span text:style-name="T32">Ejercicio 3</text:span></text:p>
      <text:p text:style-name="Normal"><text:span text:style-name="T33">¿Qué particularidad observa</text:span><text:span text:style-name="T34">s en los valores para clave, RFC</text:span><text:span text:style-name="T35"><text:s/>y numero? </text:span></text:p>
      <text:p text:style-name="Normal"><text:span text:style-name="T36"><text:line-break/>¿Cómo responde el sistema a la inserción de este registro? </text:span></text:p>
      <text:p text:style-name="Normal"><text:span text:style-name="T37"><text:line-break/>¿Qué significa el mensaje que emite el sistema? </text:span></text:p>
      <text:p text:style-name="Normal"><text:span text:style-name="T38"><text:line-break/>¿Qué significado tiene la sentencia anterior? </text:span></text:p>
      <text:p text:style-name="Normal"><text:span text:style-name="T39"><text:line-break/>¿Qué significan las columnas de esas consultas?</text:span></text:p>
      <text:p text:style-name="Normal"/>
      <text:p text:style-name="Normal"><text:span text:style-name="T40">Ejercicio 4</text:span></text:p>
      <text:p text:style-name="Normal"><text:span text:style-name="T41">¿Qué uso se le está dando a GETDATE()?</text:span><text:span text:style-name="T42"> </text:span></text:p>
      <text:p text:style-name="Normal"><text:span text:style-name="T43"><text:line-break/></text:span><text:span text:style-name="T44">¿Tiene sentido el valor del campo de cantidad?</text:span><text:span text:style-name="T45"> </text:span></text:p>
      <text:soft-page-break/>
      <text:p text:style-name="Normal"><text:span text:style-name="T46"><text:line-break/></text:span><text:span text:style-name="T47">¿Cómo responde el sistema?</text:span><text:span text:style-name="T48"> </text:span></text:p>
      <text:p text:style-name="Normal"><text:span text:style-name="T49"><text:line-break/></text:span><text:span text:style-name="T50">¿Qué significa el mensaje? </text:span><text:span text:style-name="T51"><text:line-break/></text:span><text:span text:style-name="T52"><text:line-break/></text:span><text:span text:style-name="T53">Integridad referenci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é Angel Peña Pérez</meta:initial-creator>
    <dc:creator>José Angel Peña Pérez</dc:creator>
    <meta:creation-date>2018-02-26T16:32:00Z</meta:creation-date>
    <dc:date>2018-02-26T16:48:00Z</dc:date>
    <meta:template xlink:href="Normal" xlink:type="simple"/>
    <meta:editing-cycles>1</meta:editing-cycles>
    <meta:editing-duration>PT960S</meta:editing-duration>
    <meta:document-statistic meta:page-count="2" meta:paragraph-count="2" meta:word-count="181" meta:character-count="1175" meta:row-count="8" meta:non-whitespace-character-count="996"/>
  </office:meta>
</office:document-meta>
</file>